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8pt" officeooo:rsid="0021cf07" officeooo:paragraph-rsid="0021cf07" style:font-size-asian="8pt" style:font-size-complex="8pt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7pt" fo:font-weight="bold" officeooo:rsid="0049a7fb" officeooo:paragraph-rsid="0057cb9b" style:font-size-asian="7pt" style:font-weight-asian="bold" style:font-size-complex="7pt" style:font-weight-complex="bold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7pt" fo:font-weight="bold" officeooo:rsid="0049a7fb" officeooo:paragraph-rsid="0115e52e" style:font-size-asian="7pt" style:font-weight-asian="bold" style:font-size-complex="7pt" style:font-weight-complex="bold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3pt" fo:font-weight="bold" officeooo:rsid="0049a7fb" officeooo:paragraph-rsid="0057cb9b" style:font-size-asian="2.59999990463257pt" style:font-weight-asian="bold" style:font-size-complex="3pt" style:font-weight-complex="bold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3pt" fo:font-weight="bold" officeooo:rsid="0049a7fb" officeooo:paragraph-rsid="0115e52e" style:font-size-asian="2.59999990463257pt" style:font-weight-asian="bold" style:font-size-complex="3pt" style:font-weight-complex="bold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c60fb3" officeooo:paragraph-rsid="008e1ec2" style:font-size-asian="6pt" style:font-weight-asian="bold" style:font-size-complex="6pt" style:font-weight-complex="bold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c60fb3" officeooo:paragraph-rsid="005496f3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49a7fb" officeooo:paragraph-rsid="004db4a8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49a7fb" officeooo:paragraph-rsid="0049ff37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948f31" officeooo:paragraph-rsid="008e1ec2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948f31" officeooo:paragraph-rsid="0115e52e" style:font-size-asian="6pt" style:font-weight-asian="bold" style:font-size-complex="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style:font-name="Arial" fo:font-size="8pt" officeooo:rsid="0021cf07" officeooo:paragraph-rsid="0021cf07" style:font-size-asian="8pt" style:font-size-complex="8pt"/>
    </style:style>
    <style:style style:name="P13" style:family="paragraph" style:parent-style-name="Standard">
      <style:paragraph-properties fo:margin-left="0.0618in" fo:margin-right="0in" fo:margin-top="0.1in" fo:margin-bottom="0in" style:contextual-spacing="false" fo:text-align="start" style:justify-single-word="false" fo:text-indent="0in" style:auto-text-indent="false"/>
      <style:text-properties style:font-name="Arial" fo:font-size="8pt" officeooo:rsid="001adf03" officeooo:paragraph-rsid="001adf03" style:font-size-asian="7pt" style:font-size-complex="8pt"/>
    </style:style>
    <style:style style:name="P14" style:family="paragraph" style:parent-style-name="Standard" style:master-page-name="">
      <style:paragraph-properties fo:margin-left="0.0618in" fo:margin-right="0in" fo:margin-top="0.1in" fo:margin-bottom="0in" style:contextual-spacing="false" fo:text-align="start" style:justify-single-word="false" fo:text-indent="0in" style:auto-text-indent="false" style:page-number="auto"/>
      <style:text-properties style:font-name="Arial" fo:font-size="8pt" officeooo:rsid="001adf03" officeooo:paragraph-rsid="001adf03" style:font-size-asian="7pt" style:font-size-complex="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4af872"/>
    </style:style>
    <style:style style:name="T2" style:family="text">
      <style:text-properties officeooo:rsid="0057cb9b"/>
    </style:style>
    <style:style style:name="T3" style:family="text">
      <style:text-properties officeooo:rsid="0111f785"/>
    </style:style>
    <style:style style:name="T4" style:family="text">
      <style:text-properties officeooo:rsid="011ab41c"/>
    </style:style>
    <style:style style:name="T5" style:family="text">
      <style:text-properties officeooo:rsid="0120dc4f"/>
    </style:style>
    <style:style style:name="T6" style:family="text">
      <style:text-properties officeooo:rsid="01251fb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svg:stroke-color="#cccccc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><draw:frame draw:style-name="fr1" draw:name="Frame2" text:anchor-type="paragraph" svg:x="0.5654in" svg:y="0.1484in" svg:width="0.3854in" svg:height="0.3335in" draw:z-index="7"><draw:text-box><text:p text:style-name="P8">ec</text:p><text:p text:style-name="P8"><text:span text:style-name="T1">HP</text:span>HS</text:p><text:p text:style-name="P6"><text:span text:style-name="T4">5</text:span><text:span text:style-name="T5">2</text:span><text:span text:style-name="T6">5</text:span></text:p></draw:text-box></draw:frame><draw:frame draw:style-name="fr1" draw:name="Frame1" text:anchor-type="paragraph" svg:x="0.0634in" svg:y="0.1453in" svg:width="0.4138in" svg:height="0.3437in" draw:z-index="3"><draw:text-box><text:p text:style-name="P9">ec</text:p><text:p text:style-name="P9"><text:span text:style-name="T1">HP</text:span>HS</text:p><text:p text:style-name="P7"><text:span text:style-name="T4">5</text:span><text:span text:style-name="T5">2</text:span><text:span text:style-name="T6">5</text:span></text:p></draw:text-box></draw:frame><draw:ellipse text:anchor-type="paragraph" draw:z-index="5" draw:name="Shape2" draw:style-name="gr1" draw:text-style-name="P15" svg:width="0.3835in" svg:height="0.3862in" svg:x="0.0634in" svg:y="0.1189in"><text:p/></draw:ellipse><draw:ellipse text:anchor-type="paragraph" draw:z-index="6" draw:name="Shape1" draw:style-name="gr1" draw:text-style-name="P15" svg:width="0.3949in" svg:height="0.3969in" svg:x="0.5807in" svg:y="0.1083in"><text:p/></draw:ellipse></text:p>
      <text:p text:style-name="P14"><draw:frame draw:style-name="fr1" draw:name="Frame4" text:anchor-type="paragraph" svg:x="0.5791in" svg:y="0.111in" svg:width="0.3138in" svg:height="0.2898in" draw:z-index="1"><draw:text-box><text:p text:style-name="P5"/><text:p text:style-name="P3"><text:span text:style-name="T2"><text:s text:c="2"/>p</text:span>HS</text:p><text:p text:style-name="P11"><text:span text:style-name="T3"><text:s text:c="2"/></text:span><text:span text:style-name="T4">5</text:span><text:span text:style-name="T5">2</text:span><text:span text:style-name="T6">5</text:span></text:p></draw:text-box></draw:frame><draw:frame draw:style-name="fr1" draw:name="Frame3" text:anchor-type="paragraph" svg:x="0.0882in" svg:y="0.0846in" svg:width="0.3335in" svg:height="0.3484in" draw:z-index="0"><draw:text-box><text:p text:style-name="P4"/><text:p text:style-name="P2"><text:span text:style-name="T2"><text:s/>p</text:span>HS</text:p><text:p text:style-name="P10"><text:span text:style-name="T4"><text:s/>5</text:span><text:span text:style-name="T5">2</text:span><text:span text:style-name="T6">5</text:span></text:p></draw:text-box></draw:frame><draw:ellipse text:anchor-type="paragraph" draw:z-index="2" draw:name="Shape3" draw:style-name="gr1" draw:text-style-name="P15" svg:width="0.3835in" svg:height="0.3921in" svg:x="0.552in" svg:y="0.0409in"><text:p/></draw:ellipse><draw:ellipse text:anchor-type="paragraph" draw:z-index="4" draw:name="Shape4" draw:style-name="gr1" draw:text-style-name="P16" svg:width="0.3815in" svg:height="0.3988in" svg:x="0.0882in" svg:y="0.0339in"><text:p/></draw:ellips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in" fo:page-height="1.5in" style:num-format="1" style:print-orientation="portrait" fo:margin-top="0in" fo:margin-bottom="0in" fo:margin-left="0in" fo:margin-right="0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9T11:08:14.346927019</meta:creation-date>
    <dc:title>Cap-Circle-Template</dc:title>
    <meta:editing-duration>PT6H32M59S</meta:editing-duration>
    <meta:editing-cycles>223</meta:editing-cycles>
    <meta:generator>LibreOffice/7.1.3.2$Linux_X86_64 LibreOffice_project/10$Build-2</meta:generator>
    <dc:date>2022-02-03T11:03:01.945335354</dc:date>
    <meta:print-date>2022-02-03T11:02:59.880529517</meta:print-date>
    <meta:document-statistic meta:table-count="0" meta:image-count="0" meta:object-count="0" meta:page-count="1" meta:paragraph-count="10" meta:word-count="10" meta:character-count="36" meta:non-whitespace-character-count="30"/>
    <meta:template xlink:type="simple" xlink:actuate="onRequest" xlink:title="Cap-Circle-Template" xlink:href="../../../../../data/git/protocols_tutorials/misc/.config/libreoffice/4/user/template/Cap-Circle-Template.ott" meta:date="2017-09-19T11:08:14.268746409"/>
  </office:meta>
</office:document-meta>
</file>